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fbedcf3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9" style:family="paragraph" style:parent-style-name="Footnote">
      <style:text-properties style:font-name="Liberation Sans" officeooo:paragraph-rsid="0f99f89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e671814"/>
    </style:style>
    <style:style style:name="P62" style:family="paragraph" style:parent-style-name="Standard">
      <style:text-properties officeooo:paragraph-rsid="0e8aa5aa"/>
    </style:style>
    <style:style style:name="P63" style:family="paragraph" style:parent-style-name="Standard">
      <style:text-properties officeooo:rsid="0e8aa5aa" officeooo:paragraph-rsid="0e8aa5aa"/>
    </style:style>
    <style:style style:name="P64" style:family="paragraph" style:parent-style-name="Standard">
      <style:text-properties officeooo:rsid="0e8aa5aa" officeooo:paragraph-rsid="0fb9804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7" style:family="paragraph" style:parent-style-name="Footnote">
      <style:text-properties officeooo:rsid="043ccc66" officeooo:paragraph-rsid="0e849f1d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ecd4bf5"/>
    </style:style>
    <style:style style:name="P70" style:family="paragraph" style:parent-style-name="Footnote">
      <style:text-properties officeooo:paragraph-rsid="0f025efd"/>
    </style:style>
    <style:style style:name="P71" style:family="paragraph" style:parent-style-name="Standard">
      <style:text-properties officeooo:paragraph-rsid="0f0649dd"/>
    </style:style>
    <style:style style:name="P72" style:family="paragraph" style:parent-style-name="Footnote">
      <style:text-properties officeooo:paragraph-rsid="0f140c00"/>
    </style:style>
    <style:style style:name="P73" style:family="paragraph" style:parent-style-name="Standard">
      <style:text-properties officeooo:paragraph-rsid="0f2db54e"/>
    </style:style>
    <style:style style:name="P74" style:family="paragraph" style:parent-style-name="Standard">
      <style:text-properties officeooo:paragraph-rsid="0f466349"/>
    </style:style>
    <style:style style:name="P75" style:family="paragraph" style:parent-style-name="Footnote">
      <style:text-properties officeooo:paragraph-rsid="0f12f362"/>
    </style:style>
    <style:style style:name="P76" style:family="paragraph" style:parent-style-name="Footnote">
      <style:text-properties officeooo:paragraph-rsid="0f051f9f"/>
    </style:style>
    <style:style style:name="P77" style:family="paragraph" style:parent-style-name="Footnote">
      <style:text-properties officeooo:paragraph-rsid="0f8706e5"/>
    </style:style>
    <style:style style:name="P78" style:family="paragraph" style:parent-style-name="Standard">
      <style:text-properties officeooo:paragraph-rsid="0f99f892"/>
    </style:style>
    <style:style style:name="P79" style:family="paragraph" style:parent-style-name="Standard">
      <style:text-properties officeooo:paragraph-rsid="0fb98046"/>
    </style:style>
    <style:style style:name="P80" style:family="paragraph" style:parent-style-name="Standard">
      <style:text-properties officeooo:rsid="0f35fc9a" officeooo:paragraph-rsid="0fc0a9aa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fc3b2a9"/>
    </style:style>
    <style:style style:name="P86" style:family="paragraph" style:parent-style-name="Standard">
      <style:paragraph-properties fo:text-align="center" style:justify-single-word="false"/>
      <style:text-properties officeooo:paragraph-rsid="0fb98046"/>
    </style:style>
    <style:style style:name="P87" style:family="paragraph" style:parent-style-name="Standard">
      <style:paragraph-properties fo:text-align="center" style:justify-single-word="false"/>
      <style:text-properties officeooo:paragraph-rsid="0fcf8698"/>
    </style:style>
    <style:style style:name="P88" style:family="paragraph" style:parent-style-name="Standard">
      <style:paragraph-properties fo:text-align="center" style:justify-single-word="false"/>
      <style:text-properties officeooo:paragraph-rsid="0e03342d"/>
    </style:style>
    <style:style style:name="P89" style:family="paragraph" style:parent-style-name="Standard">
      <style:paragraph-properties fo:text-align="center" style:justify-single-word="false"/>
      <style:text-properties officeooo:paragraph-rsid="0d8c21b9"/>
    </style:style>
    <style:style style:name="P90" style:family="paragraph" style:parent-style-name="Standard">
      <style:paragraph-properties fo:text-align="center" style:justify-single-word="false"/>
      <style:text-properties officeooo:paragraph-rsid="0fd58c4e"/>
    </style:style>
    <style:style style:name="P91" style:family="paragraph" style:parent-style-name="Standard">
      <style:paragraph-properties fo:text-align="center" style:justify-single-word="false"/>
      <style:text-properties officeooo:paragraph-rsid="0e0bda5c"/>
    </style:style>
    <style:style style:name="P92" style:family="paragraph" style:parent-style-name="Standard">
      <style:paragraph-properties fo:text-align="center" style:justify-single-word="false"/>
      <style:text-properties officeooo:paragraph-rsid="0cc5fe5b"/>
    </style:style>
    <style:style style:name="P93" style:family="paragraph" style:parent-style-name="Standard">
      <style:paragraph-properties fo:text-align="center" style:justify-single-word="false"/>
      <style:text-properties officeooo:paragraph-rsid="0f35fc9a"/>
    </style:style>
    <style:style style:name="P94" style:family="paragraph" style:parent-style-name="Standard">
      <style:paragraph-properties fo:text-align="center" style:justify-single-word="false"/>
      <style:text-properties officeooo:paragraph-rsid="0e38fc62"/>
    </style:style>
    <style:style style:name="P95" style:family="paragraph" style:parent-style-name="Standard">
      <style:paragraph-properties fo:text-align="center" style:justify-single-word="false"/>
      <style:text-properties officeooo:paragraph-rsid="0e82f1b0"/>
    </style:style>
    <style:style style:name="P96" style:family="paragraph" style:parent-style-name="Standard">
      <style:text-properties officeooo:rsid="0fde3dbd" officeooo:paragraph-rsid="0fde3dbd"/>
    </style:style>
    <style:style style:name="P97" style:family="paragraph" style:parent-style-name="Standard">
      <style:text-properties officeooo:paragraph-rsid="0fcd2b2a"/>
    </style:style>
    <style:style style:name="P98" style:family="paragraph" style:parent-style-name="Standard">
      <style:text-properties officeooo:paragraph-rsid="0fad1a3f"/>
    </style:style>
    <style:style style:name="P99" style:family="paragraph" style:parent-style-name="Standard">
      <style:text-properties officeooo:paragraph-rsid="0e0463fc"/>
    </style:style>
    <style:style style:name="P100" style:family="paragraph" style:parent-style-name="Standard">
      <style:text-properties officeooo:paragraph-rsid="0e2a40f4"/>
    </style:style>
    <style:style style:name="P101" style:family="paragraph" style:parent-style-name="Standard">
      <style:text-properties officeooo:paragraph-rsid="0fc57c5b"/>
    </style:style>
    <style:style style:name="P102" style:family="paragraph" style:parent-style-name="Standard">
      <style:text-properties officeooo:paragraph-rsid="0ff5414a"/>
    </style:style>
    <style:style style:name="P103" style:family="paragraph" style:parent-style-name="Standard">
      <style:text-properties officeooo:paragraph-rsid="0ff55d50"/>
    </style:style>
    <style:style style:name="P10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105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1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2pt" style:font-size-asian="12pt" style:font-size-complex="12pt"/>
    </style:style>
    <style:style style:name="T2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4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2" style:family="text">
      <style:text-properties style:use-window-font-color="true" loext:opacity="0%" style:font-name="Liberation Sans" fo:font-size="12pt" style:font-size-asian="12pt" style:font-size-complex="12pt"/>
    </style:style>
    <style:style style:name="T333" style:family="text">
      <style:text-properties style:use-window-font-color="true" loext:opacity="0%" style:font-name="Liberation Sans" officeooo:rsid="0efd8e5c"/>
    </style:style>
    <style:style style:name="T33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6" style:family="text">
      <style:text-properties officeooo:rsid="04473353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officeooo:rsid="0fbf22ff" style:font-weight-asian="bold" style:font-weight-complex="bold"/>
    </style:style>
    <style:style style:name="T339" style:family="text">
      <style:text-properties fo:font-weight="bold" officeooo:rsid="0fd284c1" style:font-weight-asian="bold" style:font-weight-complex="bold"/>
    </style:style>
    <style:style style:name="T340" style:family="text">
      <style:text-properties fo:font-weight="bold" officeooo:rsid="0fd392eb" style:font-weight-asian="bold" style:font-weight-complex="bold"/>
    </style:style>
    <style:style style:name="T341" style:family="text">
      <style:text-properties officeooo:rsid="0aace3cd"/>
    </style:style>
    <style:style style:name="T342" style:family="text">
      <style:text-properties fo:font-size="10pt" style:font-size-asian="10pt" style:font-size-complex="10pt"/>
    </style:style>
    <style:style style:name="T34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officeooo:rsid="0eef9ccc"/>
    </style:style>
    <style:style style:name="T348" style:family="text">
      <style:text-properties officeooo:rsid="0e80285f"/>
    </style:style>
    <style:style style:name="T349" style:family="text">
      <style:text-properties officeooo:rsid="0e838e2a"/>
    </style:style>
    <style:style style:name="T350" style:family="text">
      <style:text-properties officeooo:rsid="0e83c34e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58" style:family="text">
      <style:text-properties officeooo:rsid="0f82bd44"/>
    </style:style>
    <style:style style:name="T359" style:family="text">
      <style:text-properties officeooo:rsid="0f0ca65a"/>
    </style:style>
    <style:style style:name="T360" style:family="text">
      <style:text-properties fo:font-weight="normal" officeooo:rsid="0f3d6513" style:font-weight-asian="normal" style:font-weight-complex="normal"/>
    </style:style>
    <style:style style:name="T361" style:family="text">
      <style:text-properties fo:font-weight="normal" officeooo:rsid="0fc0a9aa" style:font-weight-asian="normal" style:font-weight-complex="normal"/>
    </style:style>
    <style:style style:name="T362" style:family="text">
      <style:text-properties style:font-name="Liberation Mono" fo:font-size="11pt" style:font-size-asian="11pt" style:font-size-complex="11pt"/>
    </style:style>
    <style:style style:name="T363" style:family="text">
      <style:text-properties officeooo:rsid="0fdff8ab"/>
    </style:style>
    <style:style style:name="T364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5"><text:span text:style-name="T235">C</text:span><text:span text:style-name="T234">hecklist voor </text:span><text:span text:style-name="T236">de installatie</text:span><text:span text:style-name="T234"> van </text:span><text:span text:style-name="T234"><text:user-field-get text:name="Distro">Debian</text:user-field-get></text:span><text:span text:style-name="T237"><text:s/></text:span><text:span text:style-name="T237"><text:user-field-get text:name="Version">12</text:user-field-get></text:span><text:span text:style-name="Strong_20_Emphasis"><text:span text:style-name="T269"><text:s/></text:span></text:span><text:span text:style-name="Strong_20_Emphasis"><text:span text:style-name="T270">LTS</text:span></text:span><text:span text:style-name="T238"><text:note text:id="ftn1" text:note-class="footnote"><text:note-citation>1</text:note-citation><text:note-body><text:p text:style-name="P29"><text:span text:style-name="T275">LTS</text:span><text:span text:style-name="T282"> </text:span><text:span text:style-name="T283">staat voor</text:span><text:span text:style-name="T284"> </text:span><text:span text:style-name="T275">Long-Term Support, langetermijnondersteuning, </text:span><text:span text:style-name="T285">en </text:span><text:span text:style-name="T287">d</text:span><text:span text:style-name="T285">eze </text:span><text:span text:style-name="T291"><text:user-field-get text:name="Distro">Debian</text:user-field-get></text:span><text:span text:style-name="T292"><text:s/></text:span><text:span text:style-name="T292"><text:user-field-get text:name="Version">12</text:user-field-get></text:span><text:span text:style-name="Strong_20_Emphasis"><text:span text:style-name="T271"><text:s/></text:span></text:span><text:span text:style-name="T285">LTS </text:span><text:span text:style-name="T288">(codenaam </text:span><text:span text:style-name="T290">bookworm</text:span><text:span text:style-name="T288">) </text:span><text:span text:style-name="T283">van</text:span><text:span text:style-name="T286"> </text:span><text:span text:style-name="T290">juni</text:span><text:span text:style-name="T279"> </text:span><text:span text:style-name="Strong_20_Emphasis"><text:span text:style-name="T180"><text:user-field-get text:name="Releaseyear">2023</text:user-field-get></text:span></text:span><text:span text:style-name="T279"><text:s/></text:span><text:span text:style-name="T275">wordt </text:span><text:span text:style-name="T280">vijf</text:span><text:span text:style-name="T275"> jaar onder</text:span><text:span text:style-name="T289">steund</text:span><text:span text:style-name="T281"> </text:span><text:span text:style-name="T275">tot </text:span><text:span text:style-name="T290">juni</text:span><text:span text:style-name="T276"> </text:span><text:span text:style-name="T275">202</text:span><text:span text:style-name="T290">8</text:span><text:span text:style-name="T277">.</text:span></text:p></text:note-body></text:note></text:span><text:span text:style-name="T239"> </text:span><text:span text:style-name="T239"><text:user-field-get text:name="Edition">desktop</text:user-field-get></text:span><text:span text:style-name="T240">.</text:span></text:p>
      <text:p text:style-name="P2"/>
      <text:p text:style-name="P73"><text:span text:style-name="T42">Kijk op</text:span><text:span text:style-name="T262"> </text:span><text:a xlink:type="simple" xlink:href="https://karelzimmer.nl/" text:style-name="Internet_20_link" text:visited-style-name="Visited_20_Internet_20_Link"><text:span text:style-name="T6">karelzimmer.nl</text:span></text:a><text:span text:style-name="T262"> </text:span><text:span text:style-name="T295">voor</text:span><text:span text:style-name="T296"> </text:span><text:span text:style-name="T297">deze en andere </text:span><text:span text:style-name="T298">Linux documenten</text:span><text:span text:style-name="T43">, scripts, </text:span><text:span text:style-name="T44">en informatie</text:span><text:span text:style-name="T43">.</text:span></text:p>
      <text:p text:style-name="P2"/>
      <text:p text:style-name="P25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05">tekst</text:span></text:span><text:span text:style-name="T25">- en</text:span><text:span text:style-name="Strong_20_Emphasis"><text:span text:style-name="T104"> </text:span></text:span><text:span text:style-name="Strong_20_Emphasis"><text:span text:style-name="T109"><draw:control text:anchor-type="as-char" draw:z-index="19" draw:name="Vorm3_ 2" draw:style-name="gr1" draw:text-style-name="P111" svg:width="0.35cm" svg:height="0.35cm" draw:control="control20"/></text:span></text:span><text:span text:style-name="T25"><text:s/>keuzevakken; </text:span><text:span text:style-name="T28">a</text:span><text:span text:style-name="T25">fdrukken is niet noodzakelijk.</text:span></text:p>
      <text:p text:style-name="P38"/>
      <text:p text:style-name="P44"><text:span text:style-name="T20">Vul </text:span><text:span text:style-name="T21">achter</text:span><text:span text:style-name="T14"> de </text:span><text:span text:style-name="Definition"><text:span text:style-name="T359">ONDERSTREEPTE</text:span></text:span><text:span text:style-name="T1"> </text:span><text:span text:style-name="T15">woorden</text:span><text:span text:style-name="T14"> het</text:span><text:span text:style-name="Strong_20_Emphasis"><text:span text:style-name="T357"> </text:span></text:span><text:span text:style-name="Strong_20_Emphasis"><text:span text:style-name="T356">tekstvak</text:span></text:span><text:span text:style-name="T15"> </text:span><text:span text:style-name="T20">in,</text:span><text:span text:style-name="T15"> </text:span><text:span text:style-name="T299">zie </text:span><text:span text:style-name="T333">[</text:span><text:span text:style-name="T299">toelichting</text:span><text:span text:style-name="T333">]</text:span><text:span text:style-name="T15">:</text:span></text:p>
      <text:p text:style-name="P34"><text:span text:style-name="Definition"><text:span text:style-name="T301">g</text:span></text:span><text:span text:style-name="Definition"><text:span text:style-name="T300">ebruiker</text:span></text:span><text:span text:style-name="T305"><text:tab/><text:tab/></text:span><text:span text:style-name="T332"> <text:tab/><text:tab/></text:span><draw:control text:anchor-type="as-char" svg:y="-0.429cm" draw:z-index="8" draw:name="Gebruiker" draw:style-name="gr2" draw:text-style-name="P112" svg:width="6.002cm" svg:height="0.6cm" draw:control="control9"><svg:title>Gebruiker</svg:title><svg:desc>Volledige naam, bijv. Jan Stek</svg:desc></draw:control><text:span text:style-name="T306"><text:tab/></text:span><text:span text:style-name="T307">[</text:span><text:span text:style-name="T302">volledige naam, bijv. </text:span><text:span text:style-name="T329">J</text:span><text:span text:style-name="T330">a</text:span><text:span text:style-name="T329">n </text:span><text:span text:style-name="T330">Jansen</text:span><text:span text:style-name="T331">]</text:span></text:p>
      <text:p text:style-name="Standard"><text:span text:style-name="Definition"><text:span text:style-name="T301">g</text:span></text:span><text:span text:style-name="Definition">ebruikersnaam</text:span><text:span text:style-name="T300"><text:tab/></text:span><text:span text:style-name="T300"><draw:control text:anchor-type="as-char" svg:y="-0.429cm" draw:z-index="9" draw:name="Gberuikersnaam" draw:style-name="gr2" draw:text-style-name="P112" svg:width="6.002cm" svg:height="0.6cm" draw:control="control10"><svg:title>Gebruikersnaam</svg:title><svg:desc>Korte naam, bijv. jan</svg:desc></draw:control></text:span><text:span text:style-name="T300"><text:tab/></text:span><text:span text:style-name="T8">[</text:span><text:span text:style-name="T7">korte naam, bijv. </text:span><text:span text:style-name="T259">j</text:span><text:span text:style-name="T260">a</text:span><text:span text:style-name="T259">n</text:span><text:span text:style-name="T261">]</text:span></text:p>
      <text:p text:style-name="P30"><text:span text:style-name="Definition"><text:span text:style-name="T309">c</text:span></text:span><text:span text:style-name="Definition">omputernaam</text:span><text:span text:style-name="T308"><text:tab/><text:tab/></text:span><text:span text:style-name="T306"><draw:control text:anchor-type="as-char" svg:y="-0.429cm" draw:z-index="10" draw:name="Computernaam" draw:style-name="gr2" draw:text-style-name="P112" svg:width="6.002cm" svg:height="0.6cm" draw:control="control11"><svg:title>Computernaam</svg:title><svg:desc>Unieke naam van de computer</svg:desc></draw:control></text:span><text:span text:style-name="T306"><text:tab/></text:span><text:span text:style-name="T317">[</text:span><text:span text:style-name="T313">naam van de compute</text:span><text:span text:style-name="T314">r, </text:span><text:span text:style-name="T315">bijv. p</text:span><text:span text:style-name="T316">c02</text:span><text:span text:style-name="T317">]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T306"><text:tab/><text:tab/><text:tab/></text:span><text:span text:style-name="T306"><draw:control text:anchor-type="as-char" svg:y="-0.429cm" draw:z-index="11" draw:name="Opstartmenu" draw:style-name="gr2" draw:text-style-name="P112" svg:width="6.002cm" svg:height="0.6cm" draw:control="control12"><svg:title>Opstartmenu</svg:title><svg:desc>Toets voor het opstartmenu ("bootmenu")</svg:desc></draw:control></text:span><text:span text:style-name="T306"><text:tab/></text:span><text:span text:style-name="T317">[</text:span><text:span text:style-name="T313">to</text:span><text:span text:style-name="T318">ets voor het opstartmedium</text:span><text:span text:style-name="T319">]</text:span></text:p>
      <text:p text:style-name="P33"><text:span text:style-name="Definition"><text:span text:style-name="T310">i</text:span></text:span><text:span text:style-name="Definition"><text:span text:style-name="T311">nstellingen</text:span></text:span><text:span text:style-name="T312"><text:tab/> <text:tab/><text:tab/></text:span><text:span text:style-name="T312"><draw:control text:anchor-type="as-char" svg:y="-0.429cm" draw:z-index="7" draw:name="Instellingen" draw:style-name="gr2" draw:text-style-name="P112" svg:width="6.002cm" svg:height="0.6cm" draw:control="control8"><svg:title>Instellingen</svg:title><svg:desc>Toets voor het BIOS/UEFI-scherm ("setup")</svg:desc></draw:control></text:span><text:span text:style-name="T312"><text:tab/></text:span><text:span text:style-name="T317">[</text:span><text:span text:style-name="T313">toets voor het UEFI-BIOS-scherm</text:span><text:span text:style-name="T317">]</text:span></text:p>
      <text:p text:style-name="P31"><text:span text:style-name="Definition"><text:span text:style-name="T322">g</text:span></text:span><text:span text:style-name="Definition"><text:span text:style-name="T321">ebruiker</text:span></text:span><text:span text:style-name="Definition"><text:span text:style-name="T323">2</text:span></text:span><text:span text:style-name="T320"><text:tab/></text:span><text:span text:style-name="T332"> <text:tab/><text:tab/></text:span><text:span text:style-name="T306"><draw:control text:anchor-type="as-char" svg:y="-0.429cm" draw:z-index="17" draw:name="Gebruiker 1" draw:style-name="gr2" draw:text-style-name="P112" svg:width="6.002cm" svg:height="0.6cm" draw:control="control18"><svg:title>Gebruiker</svg:title><svg:desc>Volledige naam, bijv. Jan Stek</svg:desc></draw:control></text:span><text:span text:style-name="T306"><text:tab/></text:span><text:span text:style-name="T307">[</text:span><text:span text:style-name="T302">volledige naam </text:span><text:span text:style-name="T303">evt. 2</text:span><text:span text:style-name="T334">e</text:span><text:span text:style-name="T303"> gebruiker</text:span><text:span text:style-name="T304">]</text:span></text:p>
      <text:p text:style-name="P69"><text:span text:style-name="Definition"><text:span text:style-name="T322">g</text:span></text:span><text:span text:style-name="Definition"><text:span text:style-name="T321">ebruikersnaam</text:span></text:span><text:span text:style-name="Definition"><text:span text:style-name="T323">2</text:span></text:span><text:span text:style-name="T321"><text:tab/></text:span><text:span text:style-name="T300"><draw:control text:anchor-type="as-char" svg:y="-0.429cm" draw:z-index="18" draw:name="Gberuikersnaam 1" draw:style-name="gr2" draw:text-style-name="P112" svg:width="6.002cm" svg:height="0.6cm" draw:control="control19"><svg:title>Gebruikersnaam</svg:title><svg:desc>Korte naam, bijv. jan</svg:desc></draw:control></text:span><text:span text:style-name="T300"><text:tab/></text:span><text:span text:style-name="T325">[</text:span><text:span text:style-name="T324">korte naam</text:span><text:span text:style-name="T326"> </text:span><text:span text:style-name="T327">evt. 2</text:span><text:span text:style-name="T335">e</text:span><text:span text:style-name="T327"> gebruiker</text:span><text:span text:style-name="T328">]</text:span></text:p>
      <text:p text:style-name="P35"><text:span text:style-name="T245">Vervang </text:span><text:span text:style-name="T250">de</text:span><text:span text:style-name="T245"> </text:span><text:span text:style-name="Definition"><text:span text:style-name="T23">ONDERSTREEPTE</text:span></text:span><text:span text:style-name="T245"> </text:span><text:span text:style-name="T246">woorden </text:span><text:span text:style-name="T245">in deze checklist door </text:span><text:span text:style-name="T250">d</text:span><text:span text:style-name="T252">i</text:span><text:span text:style-name="T250">e </text:span><text:span text:style-name="T251">in </text:span><text:span text:style-name="T252">het</text:span><text:span text:style-name="Strong_20_Emphasis"><text:span text:style-name="T60"> </text:span></text:span><text:span text:style-name="Strong_20_Emphasis"><text:span text:style-name="T92">tekstvak</text:span></text:span><text:span text:style-name="T245">.</text:span></text:p>
      <text:p text:style-name="P39"/>
      <text:p text:style-name="P39"/>
      <text:p text:style-name="P32"><text:span text:style-name="T257">Nog niet op Linux?</text:span><text:span text:style-name="T247"><text:tab/></text:span><text:span text:style-name="T253"><text:tab/></text:span><text:span text:style-name="T254">G</text:span><text:span text:style-name="T244">ebruik </text:span><text:span text:style-name="Strong_20_Emphasis"><text:span text:style-name="T258">Checklist migratie</text:span></text:span><text:span text:style-name="T24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48"> onder </text:span><text:span text:style-name="T256">Linux</text:span><text:span text:style-name="T249">.</text:span></text:p>
      <text:p text:style-name="P24"><text:span text:style-name="T232">Nieuwe installatie?</text:span><text:span text:style-name="T227"><text:tab/></text:span><text:span text:style-name="T229"></text:span><text:span text:style-name="T231"><text:tab/></text:span><text:span text:style-name="T230">B</text:span><text:span text:style-name="T227">egin bij hoofdstuk </text:span><text:span text:style-name="T232"><text:bookmark-ref text:reference-format="page" text:ref-name="__RefNumPara__4009_1271708128">2</text:bookmark-ref></text:span><text:span text:style-name="T232"><text:s text:c="2"/></text:span><text:span text:style-name="T233"><text:bookmark-ref text:reference-format="text" text:ref-name="__RefNumPara__4009_1271708128">Installatie uitvoeren</text:bookmark-ref></text:span><text:span text:style-name="T228">.</text:span></text:p>
      <text:p text:style-name="P36"><text:span text:style-name="Strong_20_Emphasis"><text:span text:style-name="T255"/></text:span></text:p>
      <text:p text:style-name="P36"><text:span text:style-name="Strong_20_Emphasis"><text:span text:style-name="T255"/></text:span></text:p>
      <text:list xml:id="list1952498755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106"><draw:control text:anchor-type="as-char" draw:z-index="0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106"><draw:control text:anchor-type="as-char" draw:z-index="24" draw:name="Vorm 2" draw:style-name="gr1" draw:text-style-name="P111" svg:width="0.35cm" svg:height="0.35cm" draw:control="control25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55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6"><text:note text:id="ftn2" text:note-class="footnote"><text:note-citation>2</text:note-citation><text:note-body><text:p text:style-name="P26"><text:span text:style-name="T193">E</text:span><text:span text:style-name="T196">v</text:span><text:span text:style-name="T197">en</text:span><text:span text:style-name="T199">t</text:span><text:span text:style-name="T200">uele </text:span><text:span text:style-name="T201">extra </text:span><text:span text:style-name="Definition"><text:span text:style-name="T343">gebruiker</text:span></text:span><text:span text:style-name="T201">s aanmelden </text:span><text:span text:style-name="T202">en dezelfde stappen uitvoeren</text:span><text:span text:style-name="T198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5"><text:s/></text:span></text:span></text:p>
          </table:table-cell>
          <table:table-cell table:style-name="_31_._5f_Installatie_5f_voorbereiden.D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106"><draw:control text:anchor-type="as-char" draw:z-index="12" draw:name="Vorm4" draw:style-name="gr1" draw:text-style-name="P111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106"><draw:control text:anchor-type="as-char" draw:z-index="25" draw:name="Vorm 3" draw:style-name="gr1" draw:text-style-name="P111" svg:width="0.35cm" svg:height="0.35cm" draw:control="control26"/></text:span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55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75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103"><text:span text:style-name="Strong_20_Emphasis"><text:span text:style-name="T99">T</text:span></text:span><text:span text:style-name="Strong_20_Emphasis"><text:span text:style-name="T61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2"> </text:span></text:span><text:span text:style-name="Strong_20_Emphasis"><text:span text:style-name="T99">(</text:span></text:span><text:span text:style-name="Strong_20_Emphasis"><text:span text:style-name="T100">d</text:span></text:span><text:span text:style-name="Strong_20_Emphasis"><text:span text:style-name="T60">ruk op de </text:span></text:span><text:span text:style-name="Strong_20_Emphasis"><text:span text:style-name="T72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7"><text:span text:style-name="T241">De </text:span><text:span text:style-name="T242">Super</text:span><text:span text:style-name="T241">-toets is de Windows-toets, Command-toets </text:span><text:span text:style-name="T243">(Apple)</text:span><text:span text:style-name="T241">, of Vergrootglas-toets </text:span><text:span text:style-name="T243">(Chromebook)</text:span><text:span text:style-name="T241">.</text:span></text:p></text:note-body></text:note></text:span></text:span><text:span text:style-name="Strong_20_Emphasis"><text:span text:style-name="T59"> </text:span></text:span><text:span text:style-name="Strong_20_Emphasis"><text:span text:style-name="T99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22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5"/></text:span></text:p>
          </table:table-cell>
          <table:table-cell table:style-name="_31_._5f_Installatie_5f_voorbereiden.D5" office:value-type="string">
            <text:p text:style-name="P60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81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81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8" office:value-type="string">
            <text:p text:style-name="P81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D9" office:value-type="string">
            <text:p text:style-name="P63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D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106"><draw:control text:anchor-type="as-char" draw:z-index="1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106"><draw:control text:anchor-type="as-char" draw:z-index="26" draw:name="Vorm 6" draw:style-name="gr1" draw:text-style-name="P111" svg:width="0.35cm" svg:height="0.35cm" draw:control="control27"/></text:span></text:span></text:p>
          </table:table-cell>
          <table:table-cell table:style-name="_31_._5f_Installatie_5f_voorbereiden.D11" office:value-type="string">
            <text:p text:style-name="P58"><text:span text:style-name="Strong_20_Emphasis"><text:span text:style-name="T59">Bereid de installatie voor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103"><text:span text:style-name="Strong_20_Emphasis"><text:span text:style-name="T61">Typ </text:span></text:span><text:span text:style-name="Strong_20_Emphasis"><text:span text:style-name="T123">men</text:span></text:span><text:span text:style-name="Strong_20_Emphasis"><text:span text:style-name="T124">u</text:span></text:span><text:span text:style-name="Strong_20_Emphasis"><text:span text:style-name="T60"> </text:span></text:span><text:span text:style-name="Strong_20_Emphasis"><text:span text:style-name="T98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 </text:span></text:span><text:span text:style-name="Strong_20_Emphasis"><text:span text:style-name="T98">als nodig) </text:span></text:span><text:span text:style-name="Strong_20_Emphasis"><text:span text:style-name="T7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</text:span></text:span><text:span text:style-name="Strong_20_Emphasis"><text:span text:style-name="T107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3" office:value-type="string">
            <text:p text:style-name="P79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70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9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4" office:value-type="string">
            <text:p text:style-name="P64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list xml:id="list171645228636440" text:continue-numbering="true" text:style-name="L1">
        <text:list-item>
          <text:p text:style-name="P107"><text:bookmark-start text:name="__RefNumPara__4009_1271708128"/><text:soft-page-break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106"><draw:control text:anchor-type="as-char" draw:z-index="2" draw:name="Vorm9" draw:style-name="gr1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272">Start de computer op vanaf </text:span><text:span text:style-name="T273">een </text:span><text:span text:style-name="T266"><text:user-field-get text:name="Distro">Debian</text:user-field-get></text:span><text:span text:style-name="T267"><text:s/></text:span><text:span text:style-name="T267"><text:user-field-get text:name="Version">12</text:user-field-get></text:span><text:span text:style-name="Strong_20_Emphasis"><text:span text:style-name="T264"><text:s/></text:span></text:span><text:span text:style-name="T274">Live</text:span><text:span text:style-name="T158"><text:note text:id="ftn5" text:note-class="footnote"><text:note-citation>1</text:note-citation><text:note-body><text:p text:style-name="P29"><text:span text:style-name="T336">Vanaf ee</text:span>n Live <text:span text:style-name="T358">usb</text:span><text:span text:style-name="T341">-stick </text:span><text:span text:style-name="T347">(</text:span><text:span text:style-name="T341">of </text:span><text:span text:style-name="T347">dvd</text:span><text:span text:style-name="T278">)</text:span><text:span text:style-name="T342"> </text:span>kunt <text:span text:style-name="T336">u opstarten en</text:span> met <text:span text:style-name="T293"><text:user-field-get text:name="Distro">Debian</text:user-field-get></text:span><text:span text:style-name="T294"><text:s/></text:span>werken zonder deze te installeren.</text:p></text:note-body></text:note></text:span><text:span text:style-name="T157"> </text:span><text:span text:style-name="T162">usb</text:span><text:span text:style-name="T159">-stick</text:span><text:span text:style-name="T159"><text:note text:id="ftn6" text:note-class="footnote"><text:note-citation>2</text:note-citation><text:note-body><text:p text:style-name="P77"><text:span text:style-name="T16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221">cd</text:span></text:span><text:span text:style-name="Strong_20_Emphasis"><text:span text:style-name="T215">-beeldbestand</text:span></text:span><text:span text:style-name="Strong_20_Emphasis"><text:span text:style-name="T168"> </text:span></text:span><text:span text:style-name="Strong_20_Emphasis"><text:span text:style-name="T178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44">debian.org/cd/live</text:span></text:span></text:a><text:span text:style-name="Strong_20_Emphasis"><text:span text:style-name="T173">, </text:span></text:span><text:span text:style-name="Strong_20_Emphasis"><text:span text:style-name="T179">klik onder </text:span></text:span><text:span text:style-name="Strong_20_Emphasis"><text:span text:style-name="T184">DVD/USB</text:span></text:span><text:span text:style-name="Strong_20_Emphasis"><text:span text:style-name="T179"> op </text:span></text:span><text:span text:style-name="Strong_20_Emphasis"><text:span text:style-name="T184">amd64</text:span></text:span><text:span text:style-name="Strong_20_Emphasis"><text:span text:style-name="T179">.</text:span></text:span><text:span text:style-name="Strong_20_Emphasis"><text:span text:style-name="T173"><text:line-break/></text:span></text:span><text:span text:style-name="Strong_20_Emphasis"><text:span text:style-name="T176">K</text:span></text:span><text:span text:style-name="Strong_20_Emphasis"><text:span text:style-name="T177">lik op</text:span></text:span><text:span text:style-name="Strong_20_Emphasis"><text:span text:style-name="T174"> </text:span></text:span><text:span text:style-name="T181">debian-live-1</text:span><text:span text:style-name="T184">2</text:span><text:span text:style-name="T181">...</text:span><text:span text:style-name="T182">-</text:span><text:span text:style-name="T181">amd-64-</text:span><text:span text:style-name="T182">gnome</text:span><text:span text:style-name="T183">.iso</text:span><text:span text:style-name="Strong_20_Emphasis"><text:span text:style-name="T168">.<text:line-break/></text:span></text:span><text:span text:style-name="Strong_20_Emphasis"><text:span text:style-name="T175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70"><text:span text:style-name="T16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3">s</text:span></text:span><text:span text:style-name="Strong_20_Emphasis"><text:span text:style-name="T224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6">Schijven</text:span></text:span><text:span text:style-name="Strong_20_Emphasis"><text:span text:style-name="T206">. Selecteer de </text:span></text:span><text:span text:style-name="Strong_20_Emphasis"><text:span text:style-name="T222">usb</text:span></text:span><text:span text:style-name="Strong_20_Emphasis"><text:span text:style-name="T206">-stick in de lijst van schijven aan de linkerkant en klik rechtsboven op </text:span></text:span><text:span text:style-name="Strong_20_Emphasis"><text:span text:style-name="T225">Schijfinstellingen</text:span></text:span><text:span text:style-name="Strong_20_Emphasis"><text:span text:style-name="T206"> </text:span></text:span><text:span text:style-name="Strong_20_Emphasis"><text:span text:style-name="T225">⋮</text:span></text:span><text:span text:style-name="Strong_20_Emphasis"><text:span text:style-name="T206"> (icoontje met de drie puntjes).</text:span></text:span></text:p><text:p text:style-name="P76"><text:span text:style-name="Strong_20_Emphasis"><text:span text:style-name="T206"><text:tab/>Kies </text:span></text:span><text:span text:style-name="Strong_20_Emphasis"><text:span text:style-name="T225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</text:span></text:span><text:span text:style-name="Strong_20_Emphasis"><text:span text:style-name="T221">cd</text:span></text:span><text:span text:style-name="Strong_20_Emphasis"><text:span text:style-name="T215">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70"><text:span text:style-name="Strong_20_Emphasis"><text:span text:style-name="T206"><text:tab/>Klik op </text:span></text:span><text:span text:style-name="Strong_20_Emphasis"><text:span text:style-name="T225">Terugzetten starten</text:span></text:span><text:span text:style-name="Strong_20_Emphasis"><text:span text:style-name="T206"> en vervolgens op </text:span></text:span><text:span text:style-name="Strong_20_Emphasis"><text:span text:style-name="T225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4">Etche</text:span></text:span><text:span text:style-name="Strong_20_Emphasis"><text:span text:style-name="T195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45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7"> </text:span><text:span text:style-name="T163">of dv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101"><text:span text:style-name="T160">Opstart/</text:span><text:span text:style-name="T161">bootmenu</text:span><text:span text:style-name="T160"> </text:span><text:span text:style-name="T157">via </text:span><text:span text:style-name="Definition"><text:span text:style-name="T5">opstartmenu</text:span></text:span><text:span text:style-name="T157"> </text:span><text:span text:style-name="T164">en </text:span><text:span text:style-name="T160">instellingen/</text:span><text:span text:style-name="T161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55"/></text:span></text:p>
          </table:table-cell>
          <table:table-cell table:style-name="_32_._5f_Installatie_5f_uitvoeren.C3" office:value-type="string">
            <text:p text:style-name="P51"><text:span text:style-name="Strong_20_Emphasis"><text:span text:style-name="T113">D</text:span></text:span><text:span text:style-name="Strong_20_Emphasis"><text:span text:style-name="T110">ruk op de </text:span></text:span><text:span text:style-name="Strong_20_Emphasis"><text:span text:style-name="T111">Enter</text:span></text:span><text:span text:style-name="Strong_20_Emphasis"><text:span text:style-name="T110">-toets </text:span></text:span><text:span text:style-name="Strong_20_Emphasis"><text:span text:style-name="T113">(</text:span></text:span><text:span text:style-name="Strong_20_Emphasis"><text:span text:style-name="T131">Live </text:span></text:span><text:span text:style-name="Strong_20_Emphasis"><text:span text:style-name="T132">system (amd64)</text:span></text:span><text:span text:style-name="Strong_20_Emphasis"><text:span text:style-name="T113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4" office:value-type="string">
            <text:p text:style-name="P2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5" office:value-type="string">
            <text:p text:style-name="P4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6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106"><draw:control text:anchor-type="as-char" draw:z-index="14" draw:name="Vorm13_1" draw:style-name="gr1" draw:text-style-name="P111" svg:width="0.35cm" svg:height="0.35cm" draw:control="control15"/></text:span></text:span></text:p>
          </table:table-cell>
          <table:table-cell table:style-name="_32_._5f_Installatie_5f_uitvoeren.C7" office:value-type="string">
            <text:p text:style-name="P100"><text:span text:style-name="Strong_20_Emphasis"><text:span text:style-name="T46">Start de installatie</text:span></text:span><text:span text:style-name="Strong_20_Emphasis"><text:span text:style-name="T115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9">klik op </text:span></text:span><text:span text:style-name="Strong_20_Emphasis"><text:span text:style-name="T125">Activities</text:span></text:span><text:span text:style-name="Strong_20_Emphasis"><text:span text:style-name="T79"> en </text:span></text:span><text:span text:style-name="Strong_20_Emphasis"><text:span text:style-name="T80">een </text:span></text:span><text:span text:style-name="Strong_20_Emphasis"><text:span text:style-name="T79">klik op</text:span></text:span><text:span text:style-name="Strong_20_Emphasis"><text:span text:style-name="T81"> </text:span></text:span><text:span text:style-name="Strong_20_Emphasis"><text:span text:style-name="T126">Install Debi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8" office:value-type="string">
            <text:p text:style-name="P96"><text:span text:style-name="T363">Indien</text:span> gevraagd, typ wachtwoord <text:span text:style-name="T362">live</text:span>.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9" office:value-type="string">
            <text:p text:style-name="P100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0" office:value-type="string">
            <text:p text:style-name="P4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1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><text:span text:style-name="Strong_20_Emphasis"><text:span text:style-name="T106"><draw:control text:anchor-type="as-char" draw:z-index="23" draw:name="Vorm13_ 1" draw:style-name="gr1" draw:text-style-name="P111" svg:width="0.35cm" svg:height="0.35cm" draw:control="control24"/></text:span></text:span></text:p>
          </table:table-cell>
          <table:table-cell table:style-name="_32_._5f_Installatie_5f_uitvoeren.C12" office:value-type="string">
            <text:p text:style-name="P99"><text:span text:style-name="Strong_20_Emphasis"><text:span text:style-name="T46">Bij </text:span></text:span><text:span text:style-name="Strong_20_Emphasis"><text:span text:style-name="T133">Welcome</text:span></text:span><text:span text:style-name="Strong_20_Emphasis"><text:span text:style-name="T46"> kies </text:span></text:span><text:span text:style-name="Strong_20_Emphasis"><text:span text:style-name="T133">Nederlands</text:span></text:span><text:span text:style-name="Strong_20_Emphasis"><text:span text:style-name="T46"> en klik op </text:span></text:span><text:span text:style-name="Strong_20_Emphasis"><text:span text:style-name="T133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><text:span text:style-name="Strong_20_Emphasis"><text:span text:style-name="T55"/></text:span></text:p>
          </table:table-cell>
          <table:table-cell table:style-name="_32_._5f_Installatie_5f_uitvoeren.C13" office:value-type="string">
            <text:p text:style-name="P22">Bij <text:span text:style-name="T337">Locatie</text:span> kies bij <text:span text:style-name="T337">Regio</text:span> voor <text:span text:style-name="T337">Europa</text:span> en klik op <text:span text:style-name="T337">Volgende</text:span>.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><text:span text:style-name="Strong_20_Emphasis"><text:span text:style-name="T55"/></text:span></text:p>
          </table:table-cell>
          <table:table-cell table:style-name="_32_._5f_Installatie_5f_uitvoeren.C14" office:value-type="string">
            <text:p text:style-name="P22">Bij <text:span text:style-name="T337">Toetsenbord</text:span> kies <text:span text:style-name="T337">English (US)</text:span> en klik op <text:span text:style-name="T337">Volgende</text:span>.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5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106"><draw:control text:anchor-type="as-char" draw:z-index="3" draw:name="Vorm13" draw:style-name="gr1" draw:text-style-name="P111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8"><text:span text:style-name="Strong_20_Emphasis"><text:span text:style-name="T112">Bij </text:span></text:span><text:span text:style-name="Strong_20_Emphasis"><text:span text:style-name="T130">Gebruikers</text:span></text:span><text:span text:style-name="Strong_20_Emphasis"><text:span text:style-name="T112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7" office:value-type="string">
            <text:p text:style-name="P97"><text:span text:style-name="Strong_20_Emphasis"><text:span text:style-name="T114">V</text:span></text:span><text:span text:style-name="Strong_20_Emphasis"><text:span text:style-name="T112">ul in </text:span></text:span><text:span text:style-name="Strong_20_Emphasis"><text:span text:style-name="T134">Wat is je naam?</text:span></text:span><text:span text:style-name="Strong_20_Emphasis"><text:span text:style-name="T48"> </text:span></text:span><text:span text:style-name="Definition"><text:span text:style-name="T10">gebruiker</text:span></text:span><text:span text:style-name="Strong_20_Emphasis"><text:span text:style-name="T101">,</text:span></text:span><text:span text:style-name="Strong_20_Emphasis"><text:span text:style-name="T102"><text:line-break/></text:span></text:span><text:span text:style-name="Strong_20_Emphasis"><text:span text:style-name="T134">Welke naam wil je gebruiken om in te loggen?</text:span></text:span><text:span text:style-name="Strong_20_Emphasis"><text:span text:style-name="T49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6">,<text:line-break/></text:span></text:span><text:span text:style-name="Strong_20_Emphasis"><text:span text:style-name="T135">Wat is de </text:span></text:span><text:span text:style-name="Strong_20_Emphasis"><text:span text:style-name="T134">naam van deze </text:span></text:span><text:span text:style-name="Strong_20_Emphasis"><text:span text:style-name="T135">computer</text:span></text:span><text:span text:style-name="Strong_20_Emphasis"><text:span text:style-name="T50"> </text:span></text:span><text:span text:style-name="Definition"><text:span text:style-name="T10">computernaam</text:span></text:span><text:span text:style-name="Strong_20_Emphasis"><text:span text:style-name="T48">,</text:span></text:span></text:p>
            <text:p text:style-name="P97"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</text:span></text:span><text:span text:style-name="Strong_20_Emphasis"><text:span text:style-name="T136">wachtwoord</text:span></text:span><text:span text:style-name="Strong_20_Emphasis"><text:span text:style-name="T51"> </text:span></text:span><text:span text:style-name="Strong_20_Emphasis"><text:span text:style-name="T48">in</text:span></text:span><text:span text:style-name="Strong_20_Emphasis"><text:span text:style-name="T119">,</text:span></text:span><text:span text:style-name="Strong_20_Emphasis"><text:span text:style-name="T48"> </text:span></text:span><text:span text:style-name="Strong_20_Emphasis"><text:span text:style-name="T52">en </text:span></text:span><text:span text:style-name="Strong_20_Emphasis"><text:span text:style-name="T48">kl</text:span></text:span><text:span text:style-name="Strong_20_Emphasis"><text:span text:style-name="T45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106"><draw:control text:anchor-type="as-char" draw:z-index="4" draw:name="Vorm14" draw:style-name="gr1" draw:text-style-name="P111" svg:width="0.35cm" svg:height="0.35cm" draw:control="control5"/></text:span></text:span></text:p>
          </table:table-cell>
          <table:table-cell table:style-name="_32_._5f_Installatie_5f_uitvoeren.C19" office:value-type="string">
            <text:p text:style-name="P57"><text:span text:style-name="Strong_20_Emphasis"><text:span text:style-name="T53">Bij </text:span></text:span><text:span text:style-name="Strong_20_Emphasis"><text:span text:style-name="T150">Samenvatting</text:span></text:span><text:span text:style-name="Strong_20_Emphasis"><text:span text:style-name="T117"> </text:span></text:span><text:span text:style-name="Strong_20_Emphasis"><text:span text:style-name="T118">controleer het overzicht en</text:span></text:span><text:span text:style-name="Strong_20_Emphasis"><text:span text:style-name="T52"> </text:span></text:span><text:span text:style-name="Strong_20_Emphasis"><text:span text:style-name="T48">kl</text:span></text:span><text:span text:style-name="Strong_20_Emphasis"><text:span text:style-name="T45">ik op </text:span></text:span><text:span text:style-name="Strong_20_Emphasis"><text:span text:style-name="T140">Installeer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0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106"><draw:control text:anchor-type="as-char" draw:z-index="22" draw:name="Vorm 1" draw:style-name="gr1" draw:text-style-name="P111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57">Klik bij <text:span text:style-name="T339">Beëindigen</text:span> op <text:span text:style-name="T340">Voltooid</text:span>.</text:p>
          </table:table-cell>
        </table:table-row>
      </table:table>
      <text:p text:style-name="P52"><text:span text:style-name="Strong_20_Emphasis"><text:span text:style-name="T116"/></text:span></text:p>
      <text:list xml:id="list171646461434509" text:continue-numbering="true" text:style-name="L1">
        <text:list-item>
          <text:p text:style-name="P109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53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106"><draw:control text:anchor-type="as-char" draw:z-index="5" draw:name="Vorm22" draw:style-name="gr1" draw:text-style-name="P111" svg:width="0.35cm" svg:height="0.35cm" draw:control="control6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><text:span text:style-name="Strong_20_Emphasis"><text:span text:style-name="T103"/></text:span></text:p>
          </table:table-cell>
          <table:table-cell table:style-name="_33_._5f_Installatie_5f_afronden.C3" office:value-type="string">
            <text:p text:style-name="P11"><text:span text:style-name="Strong_20_Emphasis">Volg de aanwijzingen op de </text:span><text:span text:style-name="Strong_20_Emphasis"><text:span text:style-name="T37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06"><draw:control text:anchor-type="as-char" draw:z-index="13" draw:name="Vorm4_1" draw:style-name="gr1" draw:text-style-name="P111" svg:width="0.35cm" svg:height="0.35cm" draw:control="control14"/></text:span></text:span></text:p>
          </table:table-cell>
          <table:table-cell table:style-name="_33_._5f_Installatie_5f_afronden.C5" office:value-type="string">
            <text:p text:style-name="P74"><text:span text:style-name="Strong_20_Emphasis"><text:span text:style-name="T55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72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6" office:value-type="string">
            <text:p text:style-name="P102"><text:span text:style-name="Strong_20_Emphasis"><text:span text:style-name="T61">T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2"> </text:span></text:span><text:span text:style-name="Strong_20_Emphasis"><text:span text:style-name="T97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</text:span></text:span><text:span text:style-name="Strong_20_Emphasis"><text:span text:style-name="T60"><text:note text:id="ftn8" text:note-class="footnote"><text:note-citation>2</text:note-citation><text:note-body><text:p text:style-name="P28"><text:span text:style-name="T241">De </text:span><text:span text:style-name="T242">Super</text:span><text:span text:style-name="T241">-toets is de Windows-toets, Command-toets </text:span><text:span text:style-name="T243">(Apple)</text:span><text:span text:style-name="T241">, of Vergrootglas-toets </text:span><text:span text:style-name="T243">(Chromebook)</text:span><text:span text:style-name="T241">.</text:span></text:p></text:note-body></text:note></text:span></text:span><text:span text:style-name="Strong_20_Emphasis"><text:span text:style-name="T65"> </text:span></text:span><text:span text:style-name="Strong_20_Emphasis"><text:span text:style-name="T97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22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55"/></text:span></text:p>
          </table:table-cell>
          <table:table-cell table:style-name="_33_._5f_Installatie_5f_afronden.C7" office:value-type="string">
            <text:p text:style-name="P59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8" office:value-type="string">
            <text:p text:style-name="P81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9" office:value-type="string">
            <text:p text:style-name="P81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1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1" office:value-type="string">
            <text:p text:style-name="P62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106"><draw:control text:anchor-type="as-char" draw:z-index="6" draw:name="Vorm33" draw:style-name="gr1" draw:text-style-name="P111" svg:width="0.35cm" svg:height="0.35cm" draw:control="control7"/></text:span></text:span></text:p>
          </table:table-cell>
          <table:table-cell table:style-name="_33_._5f_Installatie_5f_afronden.C13" office:value-type="string">
            <text:p text:style-name="P56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14" office:value-type="string">
            <text:p text:style-name="P102"><text:span text:style-name="Strong_20_Emphasis"><text:span text:style-name="T98">T</text:span></text:span><text:span text:style-name="Strong_20_Emphasis"><text:span text:style-name="T61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0"> </text:span></text:span><text:span text:style-name="Strong_20_Emphasis"><text:span text:style-name="T98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 </text:span></text:span><text:span text:style-name="Strong_20_Emphasis"><text:span text:style-name="T98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55"/></text:span></text:p>
          </table:table-cell>
          <table:table-cell table:style-name="_33_._5f_Installatie_5f_afronden.C15" office:value-type="string">
            <text:p text:style-name="P61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9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16" office:value-type="string">
            <text:p text:style-name="P64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17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><text:span text:style-name="Strong_20_Emphasis"><text:span text:style-name="T106"><draw:control text:anchor-type="as-char" draw:z-index="20" draw:name="Vorm 4" draw:style-name="gr1" draw:text-style-name="P111" svg:width="0.35cm" svg:height="0.35cm" draw:control="control21"/></text:span></text:span></text:p>
          </table:table-cell>
          <table:table-cell table:style-name="_33_._5f_Installatie_5f_afronden.C18" office:value-type="string">
            <text:p text:style-name="P80"><text:span text:style-name="T360">De </text:span><text:span text:style-name="T361">computer</text:span><text:span text:style-name="T360"> </text:span><text:span text:style-name="T337">Herstart</text:span><text:span text:style-name="T338">en</text:span>.</text:p>
          </table:table-cell>
        </table:table-row>
      </table:table>
      <text:p text:style-name="P53"><text:span text:style-name="Strong_20_Emphasis"><text:span text:style-name="T54"><text:tab/></text:span></text:span></text:p>
      <text:p text:style-name="P54"><text:span text:style-name="Strong_20_Emphasis"><text:span text:style-name="T70"><text:tab/></text:span></text:span></text:p>
      <text:list xml:id="list171646232356350" text:continue-numbering="true" text:style-name="L1">
        <text:list-item>
          <text:p text:style-name="P108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><text:span text:style-name="Strong_20_Emphasis"><text:span text:style-name="T106"><draw:control text:anchor-type="as-char" draw:z-index="15" draw:name="Vorm36_0" draw:style-name="gr1" draw:text-style-name="P111" svg:width="0.35cm" svg:height="0.35cm" draw:control="control16"/></text:span></text:span></text:p>
          </table:table-cell>
          <table:table-cell table:style-name="Tabel2.A1" office:value-type="string">
            <text:p text:style-name="P94"><text:span text:style-name="Strong_20_Emphasis"><text:span text:style-name="T106"><draw:control text:anchor-type="as-char" draw:z-index="27" draw:name="Vorm36_ 1" draw:style-name="gr1" draw:text-style-name="P111" svg:width="0.35cm" svg:height="0.35cm" draw:control="control28"/></text:span></text:span></text:p>
          </table:table-cell>
          <table:table-cell table:style-name="Tabel2.D1" office:value-type="string">
            <text:p text:style-name="P47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6"><text:note text:id="ftn9" text:note-class="footnote"><text:note-citation>1</text:note-citation><text:note-body><text:p text:style-name="P67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Definition"><text:span text:style-name="T343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10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37">welkomst</text:span></text:span><text:span text:style-name="Strong_20_Emphasis"><text:span text:style-name="T40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><text:span text:style-name="Strong_20_Emphasis"><text:span text:style-name="T106"><draw:control text:anchor-type="as-char" draw:z-index="16" draw:name="Vorm36_2" draw:style-name="gr1" draw:text-style-name="P111" svg:width="0.35cm" svg:height="0.35cm" draw:control="control17"/></text:span></text:span></text:p>
          </table:table-cell>
          <table:table-cell table:style-name="Tabel2.A1" office:value-type="string">
            <text:p text:style-name="P95"><text:span text:style-name="Strong_20_Emphasis"><text:span text:style-name="T106"><draw:control text:anchor-type="as-char" draw:z-index="28" draw:name="Vorm36_ 2" draw:style-name="gr1" draw:text-style-name="P111" svg:width="0.35cm" svg:height="0.35cm" draw:control="control29"/></text:span></text:span></text:p>
          </table:table-cell>
          <table:table-cell table:style-name="Tabel2.D5" office:value-type="string">
            <text:p text:style-name="P46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4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110"><text:span text:style-name="Strong_20_Emphasis"><text:span text:style-name="T96">T</text:span></text:span><text:span text:style-name="Strong_20_Emphasis"><text:span text:style-name="T61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0"> </text:span></text:span><text:span text:style-name="Strong_20_Emphasis"><text:span text:style-name="T97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</text:span></text:span><text:span text:style-name="Strong_20_Emphasis"><text:span text:style-name="T60"><text:note text:id="ftn0" text:note-class="footnote"><text:note-citation>2</text:note-citation><text:note-body><text:p text:style-name="P28"><text:span text:style-name="T241">De </text:span><text:span text:style-name="T242">Super</text:span><text:span text:style-name="T241">-toets is de Windows-toets, Command-toets </text:span><text:span text:style-name="T243">(Apple)</text:span><text:span text:style-name="T241">, of Vergrootglas-toets </text:span><text:span text:style-name="T243">(Chromebook)</text:span><text:span text:style-name="T241">.</text:span></text:p></text:note-body></text:note></text:span></text:span><text:span text:style-name="Strong_20_Emphasis"><text:span text:style-name="T65"> </text:span></text:span><text:span text:style-name="Strong_20_Emphasis"><text:span text:style-name="T97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7" office:value-type="string">
            <text:p text:style-name="P48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6">4 </text:span></text:span><text:span text:style-name="Strong_20_Emphasis"><text:span text:style-name="T128">Gebruiker inricht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9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8" office:value-type="string">
            <text:p text:style-name="P6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9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><text:span text:style-name="Strong_20_Emphasis"><text:span text:style-name="T108"><draw:control text:anchor-type="as-char" draw:z-index="21" draw:name="Vorm 5" draw:style-name="gr1" draw:text-style-name="P111" svg:width="0.35cm" svg:height="0.35cm" draw:control="control22"/></text:span></text:span></text:p>
          </table:table-cell>
          <table:table-cell table:style-name="Tabel2.A1" office:value-type="string">
            <text:p text:style-name="P20"><text:span text:style-name="Strong_20_Emphasis"><text:span text:style-name="T108"><draw:control text:anchor-type="as-char" draw:z-index="29" draw:name="Vorm 7" draw:style-name="gr1" draw:text-style-name="P111" svg:width="0.35cm" svg:height="0.35cm" draw:control="control30"/></text:span></text:span></text:p>
          </table:table-cell>
          <table:table-cell table:style-name="Tabel2.D10" office:value-type="string">
            <text:p text:style-name="P9"><text:span text:style-name="T360">De gebruiker </text:span><text:span text:style-name="T337">Afmelden</text:span>.</text:p>
          </table:table-cell>
        </table:table-row>
      </table:table>
      <text:p text:style-name="P45"><text:span text:style-name="Strong_20_Emphasis"><text:span text:style-name="T90"/></text:span></text:p>
      <text:p text:style-name="P7"/>
      <text:p text:style-name="P7"/>
      <text:p text:style-name="P78"><text:span text:style-name="T153">E</text:span><text:span text:style-name="T154">inde c</text:span><text:span text:style-name="T155">hecklist, </text:span><text:span text:style-name="T156">d</text:span><text:span text:style-name="T155">e</text:span><text:span text:style-name="T263"> installatie van </text:span><text:span text:style-name="T263"><text:user-field-get text:name="Distro">Debian</text:user-field-get></text:span><text:span text:style-name="T267"><text:s/></text:span><text:span text:style-name="T267"><text:user-field-get text:name="Version">12</text:user-field-get></text:span><text:span text:style-name="Strong_20_Emphasis"><text:span text:style-name="T264"><text:s/></text:span></text:span><text:span text:style-name="Strong_20_Emphasis"><text:span text:style-name="T265">LTS </text:span></text:span><text:span text:style-name="Strong_20_Emphasis"><text:span text:style-name="T268"><text:user-field-get text:name="Edition">desktop</text:user-field-get></text:span></text:span><text:span text:style-name="Strong_20_Emphasis"><text:span text:style-name="T268"><text:s/></text:span></text:span><text:span text:style-name="T263">is voltooid.</text:span></text:p>
      <text:p text:style-name="P43"/>
      <text:p text:style-name="P37"><text:span text:style-name="Emphasis"><text:span text:style-name="T35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2">Karel Zimmer</text:span></text:span></text:a><text:span text:style-name="Emphasis"><text:span text:style-name="T35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54">CC0 1.0 Universeel</text:span></text:span></text:a><text:span text:style-name="Emphasis"><text:span text:style-name="T351">,</text:span></text:span><text:span text:style-name="Emphasis"><text:span text:style-name="T353"> </text:span></text:span><text:span text:style-name="Strong_20_Emphasis"><text:span text:style-name="T70"><text:user-field-get text:name="Releaseyear">2023</text:user-field-get></text:span></text:span><text:span text:style-name="Emphasis"><text:span text:style-name="T3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7-13T17:16:44.147510183">13-07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13T17:16:43.897250046</dc:date>
    <meta:keyword>Installatie</meta:keyword>
    <meta:keyword>Checklist</meta:keyword>
    <meta:keyword>Linux</meta:keyword>
    <meta:editing-cycles>6809</meta:editing-cycles>
    <meta:editing-duration>P12DT1H53M28S</meta:editing-duration>
    <meta:print-date>2021-03-23T20:07:57.967210640</meta:print-date>
    <dc:creator>Karel Zimmer</dc:creator>
    <meta:document-statistic meta:table-count="4" meta:image-count="0" meta:object-count="0" meta:page-count="4" meta:paragraph-count="109" meta:word-count="730" meta:character-count="4984" meta:non-whitespace-character-count="4309"/>
    <meta:user-defined meta:name="Info 1"/>
    <meta:user-defined meta:name="Info 2"/>
    <meta:user-defined meta:name="Info 3"/>
    <meta:user-defined meta:name="Info 4"/>
  </office:meta>
</office:document-meta>
</file>